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202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202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202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2021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6504" calcext:value-type="float">
            <text:p>39.8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202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6152" calcext:value-type="float">
            <text:p>39.3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201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201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2016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2014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3752" calcext:value-type="float">
            <text:p>39.1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201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201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2011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1128" calcext:value-type="float">
            <text:p>37.98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2011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2009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200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2008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2007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2006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200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200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2003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200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200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2000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1999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199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1997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1996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1995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1994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199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1992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199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199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198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198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198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1986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1985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198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198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198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198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944" calcext:value-type="float">
            <text:p>38.03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1979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197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197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197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197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197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197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197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197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197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196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196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196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196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196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196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196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196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196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196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195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195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1957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801</text:p>
          </table:table-cell>
          <table:table-cell office:value-type="string" calcext:value-type="string">
            <text:p>195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2784" calcext:value-type="float">
            <text:p>36.75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81" meta:object-count="0"/>
    <meta:user-defined meta:name="AppVersion">3.0</meta:user-defined>
  </office:meta>
</office:document-meta>
</file>